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5cm" fo:min-width="8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88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8.5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cm" svg:height="2cm" svg:x="9cm" svg:y="0cm">
          <text:p text:style-name="P1">Laboratory Sandbox model of confined aquifer with well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5cm" svg:y="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9cm" svg:height="1.5cm" svg:x="9cm" svg:y="2.5cm">
          <text:p text:style-name="P1">Data collection During oscillatory pumping te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5cm" svg:y="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9cm" svg:height="1.5cm" svg:x="9cm" svg:y="4.5cm">
          <text:p text:style-name="P1">Analyzing data for the purpose of smoothing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9cm" svg:height="1.5cm" svg:x="9cm" svg:y="6.5cm">
          <text:p text:style-name="P1">Mathematical mode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5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9cm" svg:height="1.5cm" svg:x="9cm" svg:y="8.5cm">
          <text:p text:style-name="P1">Estimation of different aquifer parameter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3T21:53:30.219382266</meta:creation-date>
    <dc:date>2023-12-19T12:00:06.966401506</dc:date>
    <meta:editing-duration>PT1H37M37S</meta:editing-duration>
    <meta:editing-cycles>2</meta:editing-cycles>
    <meta:generator>LibreOffice/7.3.7.2$Linux_X86_64 LibreOffice_project/30$Build-2</meta:generator>
    <meta:document-statistic meta:object-count="32"/>
  </office:meta>
</office:document-meta>
</file>